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748in" svg:height="5.189in" svg:x="1.615in" svg:y="0.189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8in" svg:height="4.7894in" svg:x="2.276in" svg:y="5.5669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0528in" svg:height="4.8524in" svg:x="2.428in" svg:y="10.6193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3673in" svg:height="4.7264in" svg:x="2.4169in" svg:y="15.8602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55:19.633667320</dc:date>
    <dc:creator>Marcin Naw</dc:creator>
    <meta:document-statistic meta:table-count="1" meta:cell-count="1024" meta:object-count="4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99cm" svg:height="13.181cm" xlink:href=".." xlink:type="simple" chart:class="chart:bar" chart:style-name="ch1">
        <chart:legend chart:legend-position="end" svg:x="24.153cm" svg:y="5.793cm" style:legend-expansion="high" chart:style-name="ch2"/>
        <chart:plot-area chart:style-name="ch3" table:cell-range-address="Sheet1.A1:Sheet1.D256" chart:data-source-has-labels="both" svg:x="1.532cm" svg:y="1.187cm" svg:width="21.579cm" svg:height="10.75cm">
          <chartooo:coordinate-region svg:x="2.524cm" svg:y="1.386cm" svg:width="20.587cm" svg:height="9.627cm"/>
          <chart:axis chart:dimension="x" chart:name="primary-x" chart:style-name="ch4" chartooo:axis-type="auto">
            <chartooo:date-scale/>
            <chart:title svg:x="11.51cm" svg:y="12.2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373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9">
                <text:p>19</text:p>
                <draw:g>
                  <svg:desc>Sheet1.B1:Sheet1.B256</svg:desc>
                </draw:g>
              </table:table-cell>
              <table:table-cell office:value-type="float" office:value="0">
                <text:p>0</text:p>
                <draw:g>
                  <svg:desc>Sheet1.C1:Sheet1.C256</svg:desc>
                </draw:g>
              </table:table-cell>
              <table:table-cell office:value-type="float" office:value="9">
                <text:p>9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114">
                <text:p>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51cm" svg:height="12.166cm" xlink:href=".." xlink:type="simple" chart:class="chart:bar" chart:style-name="ch1">
        <chart:legend chart:legend-position="end" svg:x="19.005cm" svg:y="5.784cm" style:legend-expansion="high" chart:style-name="ch2"/>
        <chart:plot-area chart:style-name="ch3" table:cell-range-address="Sheet1.A1:Sheet1.B256" chart:data-source-has-labels="both" svg:x="1.43cm" svg:y="1.107cm" svg:width="16.737cm" svg:height="9.835cm">
          <chartooo:coordinate-region svg:x="2.237cm" svg:y="1.306cm" svg:width="15.93cm" svg:height="8.712cm"/>
          <chart:axis chart:dimension="x" chart:name="primary-x" chart:style-name="ch4" chartooo:axis-type="auto">
            <chartooo:date-scale/>
            <chart:title svg:x="8.987cm" svg:y="11.185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835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9">
                <text:p>19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5cm" svg:height="12.326cm" xlink:href=".." xlink:type="simple" chart:class="chart:bar" chart:style-name="ch1">
        <chart:legend chart:legend-position="end" svg:x="18.509cm" svg:y="5.864cm" style:legend-expansion="high" chart:style-name="ch2"/>
        <chart:plot-area chart:style-name="ch3" table:cell-range-address="Sheet1.A1:Sheet1.A256 Sheet1.C1:Sheet1.C256" chart:data-source-has-labels="both" svg:x="1.42cm" svg:y="1.119cm" svg:width="16.271cm" svg:height="9.98cm">
          <chartooo:coordinate-region svg:x="2.227cm" svg:y="1.318cm" svg:width="15.464cm" svg:height="8.857cm"/>
          <chart:axis chart:dimension="x" chart:name="primary-x" chart:style-name="ch4" chartooo:axis-type="auto">
            <chartooo:date-scale/>
            <chart:title svg:x="8.744cm" svg:y="11.345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92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54cm" svg:height="12.006cm" xlink:href=".." xlink:type="simple" chart:class="chart:bar" chart:style-name="ch1">
        <chart:legend chart:legend-position="end" svg:x="19.308cm" svg:y="5.704cm" style:legend-expansion="high" chart:style-name="ch2"/>
        <chart:plot-area chart:style-name="ch3" table:cell-range-address="Sheet1.A1:Sheet1.A256 Sheet1.D1:Sheet1.D256" chart:data-source-has-labels="both" svg:x="1.436cm" svg:y="1.095cm" svg:width="17.022cm" svg:height="9.69cm">
          <chartooo:coordinate-region svg:x="2.057cm" svg:y="1.294cm" svg:width="16.401cm" svg:height="8.567cm"/>
          <chart:axis chart:dimension="x" chart:name="primary-x" chart:style-name="ch4" chartooo:axis-type="auto">
            <chartooo:date-scale/>
            <chart:title svg:x="9.056cm" svg:y="11.025cm" chart:style-name="ch5">
              <text:p>gray values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751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9">
                <text:p>9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